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3f5" officeooo:paragraph-rsid="001eb3f5"/>
    </style:style>
    <style:style style:name="P2" style:family="paragraph" style:parent-style-name="Standard" style:list-style-name="L1">
      <style:text-properties officeooo:rsid="001eb3f5" officeooo:paragraph-rsid="001eb3f5"/>
    </style:style>
    <style:style style:name="P3" style:family="paragraph" style:parent-style-name="Standard" style:list-style-name="L1">
      <style:text-properties officeooo:paragraph-rsid="00207f87"/>
    </style:style>
    <style:style style:name="P4" style:family="paragraph" style:parent-style-name="Standard" style:list-style-name="L1">
      <style:text-properties officeooo:paragraph-rsid="0021e64e"/>
    </style:style>
    <style:style style:name="P5" style:family="paragraph" style:parent-style-name="Standard" style:list-style-name="L1">
      <style:text-properties officeooo:rsid="001fe117" officeooo:paragraph-rsid="001fe117"/>
    </style:style>
    <style:style style:name="P6" style:family="paragraph" style:parent-style-name="Standard" style:list-style-name="L1">
      <style:text-properties officeooo:rsid="00207f87" officeooo:paragraph-rsid="00207f87"/>
    </style:style>
    <style:style style:name="P7" style:family="paragraph" style:parent-style-name="Standard" style:list-style-name="L1">
      <style:text-properties officeooo:rsid="0021e64e" officeooo:paragraph-rsid="0021e64e"/>
    </style:style>
    <style:style style:name="P8" style:family="paragraph" style:parent-style-name="Standard" style:list-style-name="L1">
      <style:text-properties officeooo:rsid="00230176" officeooo:paragraph-rsid="00230176"/>
    </style:style>
    <style:style style:name="T1" style:family="text">
      <style:text-properties officeooo:rsid="00207f87"/>
    </style:style>
    <style:style style:name="T2" style:family="text">
      <style:text-properties officeooo:rsid="0021e6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, Tuple, Dictionaries</text:p>
      <text:list xml:id="list5679387312826059150" text:style-name="L1">
        <text:list-item>
          <text:p text:style-name="P2">pick up quiz Cramer 218 TW 3-5</text:p>
        </text:list-item>
        <text:list-item>
          <text:p text:style-name="P2">tuples are immutable</text:p>
        </text:list-item>
        <text:list-item>
          <text:p text:style-name="P2">unpacking lists/tuples</text:p>
          <text:list>
            <text:list-item>
              <text:p text:style-name="P2">tupleA = 1, 3, 10</text:p>
            </text:list-item>
            <text:list-item>
              <text:p text:style-name="P2">x, y, z, = tupleA</text:p>
            </text:list-item>
            <text:list-item>
              <text:p text:style-name="P2">lsitA = [1, 2, 3]</text:p>
            </text:list-item>
            <text:list-item>
              <text:p text:style-name="P2">x, y, z = listA</text:p>
            </text:list-item>
            <text:list-item>
              <text:p text:style-name="P5">NOT VALID x, y = tupleA if tupleA = 1, 2, 3</text:p>
            </text:list-item>
          </text:list>
        </text:list-item>
        <text:list-item>
          <text:p text:style-name="P5">For Loops</text:p>
          <text:list>
            <text:list-item>
              <text:p text:style-name="P5">moves through a collection one at a time</text:p>
            </text:list-item>
          </text:list>
        </text:list-item>
        <text:list-item>
          <text:p text:style-name="P5">when to use tuple or list</text:p>
          <text:list>
            <text:list-item>
              <text:p text:style-name="P5">use a tuple if you want a constant sequence of items</text:p>
              <text:list>
                <text:list-item>
                  <text:p text:style-name="P5">breakfast items in a menu</text:p>
                </text:list-item>
              </text:list>
            </text:list-item>
            <text:list-item>
              <text:p text:style-name="P5">use a list when you want the list to be able to be changed</text:p>
            </text:list-item>
          </text:list>
        </text:list-item>
        <text:list-item>
          <text:p text:style-name="P6">Enumeration: find the index of a list</text:p>
          <text:list>
            <text:list-item>
              <text:p text:style-name="P6">x = [10,30,100]</text:p>
            </text:list-item>
            <text:list-item>
              <text:p text:style-name="P6">nx = enumerate(x)</text:p>
            </text:list-item>
            <text:list-item>
              <text:p text:style-name="P6">list(nx) = [(0,10),(0,30),(0,100)]</text:p>
            </text:list-item>
            <text:list-item>
              <text:p text:style-name="P3"><text:span text:style-name="T1">example 1 </text:span><text:a xlink:type="simple" xlink:href="../tuples.py" text:style-name="Internet_20_link" text:visited-style-name="Visited_20_Internet_20_Link"><text:span text:style-name="T1">/home/tristan/CSE107/Notes/tuples.py</text:span></text:a></text:p>
            </text:list-item>
          </text:list>
        </text:list-item>
        <text:list-item>
          <text:p text:style-name="P6">Boolean Expressions</text:p>
          <text:list>
            <text:list-item>
              <text:p text:style-name="P7">two more boolean operators: in, is</text:p>
            </text:list-item>
            <text:list-item>
              <text:p text:style-name="P7">the in is used to check </text:p>
            </text:list-item>
            <text:list-item>
              <text:p text:style-name="P4"><text:span text:style-name="T2">example 1 </text:span><text:a xlink:type="simple" xlink:href="../notes.py" text:style-name="Internet_20_link" text:visited-style-name="Visited_20_Internet_20_Link"><text:span text:style-name="T2">/home/tristan/CSE107/Notes/notes.py</text:span></text:a></text:p>
            </text:list-item>
          </text:list>
        </text:list-item>
        <text:list-item>
          <text:p text:style-name="P7">Slices</text:p>
          <text:list>
            <text:list-item>
              <text:p text:style-name="P7">list_name[start_index : end_index]</text:p>
            </text:list-item>
            <text:list-item>
              <text:p text:style-name="P7">start index is included end index is not (up to but not including)</text:p>
              <text:list>
                <text:list-item>
                  <text:p text:style-name="P7">listA[0:2]</text:p>
                </text:list-item>
                <text:list-item>
                  <text:p text:style-name="P7">listA[:2] (equivalent to previous)</text:p>
                </text:list-item>
                <text:list-item>
                  <text:p text:style-name="P7">listA[2:]</text:p>
                </text:list-item>
                <text:list-item>
                  <text:p text:style-name="P7">listA[:]</text:p>
                </text:list-item>
                <text:list-item>
                  <text:p text:style-name="P7">listA[-2:] (last two index)</text:p>
                </text:list-item>
              </text:list>
            </text:list-item>
            <text:list-item>
              <text:p text:style-name="P7">include another semicolon to get every N items</text:p>
              <text:list>
                <text:list-item>
                  <text:p text:style-name="P7">listA[::2]</text:p>
                </text:list-item>
                <text:list-item>
                  <text:p text:style-name="P8">example 2 <text:a xlink:type="simple" xlink:href="../notes.py" text:style-name="Internet_20_link" text:visited-style-name="Visited_20_Internet_20_Link"><text:span text:style-name="T2">/home/tristan/CSE107/Notes/notes.py</text:span></text:a></text:p>
                </text:list-item>
              </text:list>
            </text:list-item>
          </text:list>
        </text:list-item>
        <text:list-item>
          <text:p text:style-name="P8">Dictionaries</text:p>
          <text:list>
            <text:list-item>
              <text:p text:style-name="P8">a collection of keys and value pairs</text:p>
            </text:list-item>
            <text:list-item>
              <text:p text:style-name="P8">data type is dict</text:p>
            </text:list-item>
            <text:list-item>
              <text:p text:style-name="P8">to define use {key1: <text:s/>value1, key2: value2, key3:….}</text:p>
            </text:list-item>
            <text:list-item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Vigil</meta:initial-creator>
    <meta:creation-date>2015-02-11T12:29:32.700526531</meta:creation-date>
    <dc:date>2015-02-11T13:44:20.920200991</dc:date>
    <dc:creator>Tristan Vigil</dc:creator>
    <meta:editing-duration>PT12M37S</meta:editing-duration>
    <meta:editing-cycles>1</meta:editing-cycles>
    <meta:document-statistic meta:table-count="0" meta:image-count="0" meta:object-count="0" meta:page-count="1" meta:paragraph-count="40" meta:word-count="228" meta:character-count="1137" meta:non-whitespace-character-count="985"/>
    <meta:generator>LibreOffice/4.3.3.2$Linux_X86_64 LibreOffice_project/430m0$Build-2</meta:generator>
  </office:meta>
</office:document-meta>
</file>